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8cm" fo:min-width="1.48cm"/>
    </style:style>
    <style:style style:name="gr2" style:family="graphic" style:parent-style-name="standard">
      <style:graphic-properties draw:textarea-horizontal-align="justify" draw:textarea-vertical-align="middle" draw:auto-grow-height="false" fo:min-height="0.7cm" fo:min-width="1.1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2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80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6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cm" svg:height="1.1cm" svg:x="3.55cm" svg:y="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2cm" svg:height="1.9cm" svg:x="3.351cm" svg:y="4.7cm">
          <text:p text:style-name="P3"><text:span text:style-name="T2">Power-collapse </text:span></text:p>
          <text:p text:style-name="P3"><text:span text:style-name="T2">allowed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2" xml:id="id2" draw:id="id2" draw:layer="layout" svg:width="3.2cm" svg:height="1.1cm" svg:x="9.1cm" svg:y="11.302cm">
          <text:p text:style-name="P1"><text:span text:style-name="T1">Enter</text:span></text:p>
          <text:p text:style-name="P1"><text:span text:style-name="T1">the m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2cm" svg:height="1.1cm" svg:x="9.1cm" svg:y="13.7cm">
          <text:p text:style-name="P1"><text:span text:style-name="T1">Wake 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8cm" svg:height="1.1cm" svg:x="3.551cm" svg:y="15.501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06cm" svg:height="0.806cm" svg:x="9.5cm" svg:y="6.6cm">
          <draw:text-box>
            <text:p><text:span text:style-name="T1">Yes</text:span></text:p>
          </draw:text-box>
        </draw:frame>
        <draw:custom-shape draw:style-name="gr2" draw:text-style-name="P3" draw:layer="layout" svg:width="3.2cm" svg:height="1.9cm" svg:x="3.351cm" svg:y="7.701cm">
          <text:p text:style-name="P3"><text:span text:style-name="T2">Standalone</text:span></text:p>
          <text:p text:style-name="P3"><text:span text:style-name="T2">Power-collapse </text:span></text:p>
          <text:p text:style-name="P3"><text:span text:style-name="T2">allowed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3" draw:layer="layout" svg:width="3.2cm" svg:height="1.9cm" svg:x="3.351cm" svg:y="10.902cm">
          <text:p text:style-name="P3"><text:span text:style-name="T2">SWFI allowed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5" draw:text-style-name="P1" draw:layer="layout" svg:x1="4.951cm" svg:y1="3.1cm" svg:x2="4.951cm" svg:y2="4.8cm">
          <text:p/>
        </draw:line>
        <draw:line draw:style-name="gr5" draw:text-style-name="P1" draw:layer="layout" svg:x1="4.951cm" svg:y1="6.6cm" svg:x2="4.951cm" svg:y2="7.8cm">
          <text:p/>
        </draw:line>
        <draw:line draw:style-name="gr5" draw:text-style-name="P1" draw:layer="layout" svg:x1="4.951cm" svg:y1="9.6cm" svg:x2="4.951cm" svg:y2="10.9cm">
          <text:p/>
        </draw:line>
        <draw:line draw:style-name="gr5" draw:text-style-name="P1" draw:layer="layout" svg:x1="4.951cm" svg:y1="12.8cm" svg:x2="4.951cm" svg:y2="15.5cm">
          <text:p/>
        </draw:line>
        <draw:connector draw:style-name="gr5" draw:text-style-name="P1" draw:layer="layout" svg:x1="6.551cm" svg:y1="5.65cm" svg:x2="10.7cm" svg:y2="11.302cm" draw:start-shape="id1" draw:start-glue-point="7" draw:end-shape="id2" draw:end-glue-point="0" svg:d="M6551 5650h4149v5652" svg:viewBox="0 0 4150 5653">
          <text:p/>
        </draw:connector>
        <draw:line draw:style-name="gr5" draw:text-style-name="P1" draw:layer="layout" svg:x1="6.5cm" svg:y1="8.6cm" svg:x2="10.8cm" svg:y2="8.6cm">
          <text:p/>
        </draw:line>
        <draw:line draw:style-name="gr5" draw:text-style-name="P1" draw:layer="layout" svg:x1="6.5cm" svg:y1="11.8cm" svg:x2="9.1cm" svg:y2="11.8cm">
          <text:p/>
        </draw:line>
        <draw:line draw:style-name="gr5" draw:text-style-name="P1" draw:layer="layout" svg:x1="10.6cm" svg:y1="12.4cm" svg:x2="10.6cm" svg:y2="13.7cm">
          <text:p/>
        </draw:line>
        <draw:connector draw:style-name="gr5" draw:text-style-name="P1" draw:layer="layout" svg:x1="10.7cm" svg:y1="14.8cm" svg:x2="6.351cm" svg:y2="16.051cm" draw:start-shape="id3" draw:start-glue-point="2" draw:end-shape="id4" svg:d="M10700 14800v1251h-4349" svg:viewBox="0 0 4350 1252">
          <text:p/>
        </draw:connector>
        <draw:frame draw:style-name="gr6" draw:text-style-name="P4" draw:layer="layout" svg:width="1.137cm" svg:height="0.806cm" svg:x="5.101cm" svg:y="13.3cm">
          <draw:text-box>
            <text:p><text:span text:style-name="T1">No</text:span></text:p>
          </draw:text-box>
        </draw:frame>
        <draw:frame draw:style-name="gr6" draw:text-style-name="P4" draw:layer="layout" svg:width="1.137cm" svg:height="0.806cm" svg:x="5.301cm" svg:y="6.7cm">
          <draw:text-box>
            <text:p><text:span text:style-name="T1">No</text:span></text:p>
          </draw:text-box>
        </draw:frame>
        <draw:frame draw:style-name="gr6" draw:text-style-name="P4" draw:layer="layout" svg:width="1.137cm" svg:height="0.806cm" svg:x="5.201cm" svg:y="9.9cm">
          <draw:text-box>
            <text:p><text:span text:style-name="T1">No</text:span></text:p>
          </draw:text-box>
        </draw:frame>
        <draw:frame draw:style-name="gr4" draw:text-style-name="P4" draw:layer="layout" svg:width="1.306cm" svg:height="0.806cm" svg:x="9.5cm" svg:y="9.4cm">
          <draw:text-box>
            <text:p><text:span text:style-name="T1">Yes</text:span></text:p>
          </draw:text-box>
        </draw:frame>
        <draw:frame draw:style-name="gr4" draw:text-style-name="P4" draw:layer="layout" svg:width="1.306cm" svg:height="0.806cm" svg:x="6.7cm" svg:y="11cm">
          <draw:text-box>
            <text:p><text:span text:style-name="T1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011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4T13:08:02.988314000</meta:creation-date>
    <dc:date>2015-01-04T20:31:32.328000000</dc:date>
    <meta:editing-duration>PT36M15S</meta:editing-duration>
    <meta:editing-cycles>6</meta:editing-cycles>
    <meta:generator>LibreOffice/4.3.3.2$Windows_x86 LibreOffice_project/9bb7eadab57b6755b1265afa86e04bf45fbfc644</meta:generator>
    <meta:document-statistic meta:object-count="22"/>
  </office:meta>
</office:document-meta>
</file>